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9.35mm"/>
    </style:style>
    <style:style style:name="co3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:02</text:p>
          </table:table-cell>
          <table:table-cell office:value-type="string" calcext:value-type="string">
            <text:p>NAME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STEPS TO REPRODUCE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ose from dropdown „Title“ «District Judge»</text:p>
          </table:table-cell>
          <table:table-cell office:value-type="string" calcext:value-type="string">
            <text:p>Title has been shos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e in field „Fisrt name“ «Tatiana»</text:p>
          </table:table-cell>
          <table:table-cell office:value-type="string" calcext:value-type="string">
            <text:p>First name has been introduc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duce in field „Last name“ «Mih»</text:p>
          </table:table-cell>
          <table:table-cell office:value-type="string" calcext:value-type="string">
            <text:p>Last name has been introduc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duce in field „Date of birth“ «30/11/1995»</text:p>
          </table:table-cell>
          <table:table-cell office:value-type="string" calcext:value-type="string">
            <text:p>Date of birth has been <text:s/>introduc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oose from radio section „Gender“ «Female»</text:p>
          </table:table-cell>
          <table:table-cell office:value-type="string" calcext:value-type="string">
            <text:p>Gender has been chos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ose from dropdown section „Marital status“ «Single»</text:p>
          </table:table-cell>
          <table:table-cell office:value-type="string" calcext:value-type="string">
            <text:p>Marital status has been chos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oose from field „National Insurance Number“ «I do not have...»</text:p>
          </table:table-cell>
          <table:table-cell office:value-type="string" calcext:value-type="string">
            <text:p>National Insurance number has been marked like «I do not have»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oose from section „Nationality“ «Multuple nationalities»</text:p>
          </table:table-cell>
          <table:table-cell office:value-type="string" calcext:value-type="string">
            <text:p>Nationality has been chos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oose from dropdown „Nationality one:“ «Bulgaria»</text:p>
          </table:table-cell>
          <table:table-cell office:value-type="string" calcext:value-type="string">
            <text:p>Nationality one has been chos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oose from dropdown „Nationality two:“ «Moldova»</text:p>
          </table:table-cell>
          <table:table-cell office:value-type="string" calcext:value-type="string">
            <text:p>Nationality two has been chos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roduce in field „Bulgaria personal number“ «»</text:p>
          </table:table-cell>
          <table:table-cell office:value-type="string" calcext:value-type="string">
            <text:p>Bulgaria personal number has been introduc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oose from dropdown „Employment status“ «Unemployed»</text:p>
          </table:table-cell>
          <table:table-cell office:value-type="string" calcext:value-type="string">
            <text:p>Employment status has been shos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oose from dropdown „Retirement age“ «55»</text:p>
          </table:table-cell>
          <table:table-cell office:value-type="string" calcext:value-type="string">
            <text:p>Retirement age has been chos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duce in field „Email address“ «<text:a xlink:href="mailto:t.m.borsikadu@gmail.com" xlink:type="simple">t.m.borsikadu@gmail.com</text:a>»</text:p>
          </table:table-cell>
          <table:table-cell office:value-type="string" calcext:value-type="string">
            <text:p>Email adress has been introduc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roduce in field „Phone“ «+37379408607»</text:p>
          </table:table-cell>
          <table:table-cell office:value-type="string" calcext:value-type="string">
            <text:p>Phone has been introduc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roduce in field „House number or name:“ «61/2»</text:p>
          </table:table-cell>
          <table:table-cell office:value-type="string" calcext:value-type="string">
            <text:p>House number or name has been introduc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roduce in field „Postcode“ «MD2060»</text:p>
          </table:table-cell>
          <table:table-cell office:value-type="string" calcext:value-type="string">
            <text:p>Postcode has been introduc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ick button „Find Address“</text:p>
          </table:table-cell>
          <table:table-cell office:value-type="string" calcext:value-type="string">
            <text:p>The address has been f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oose from drop down „How did you hear about us:“ «Advert in the press»</text:p>
          </table:table-cell>
          <table:table-cell office:value-type="string" calcext:value-type="string">
            <text:p>The answer has been chos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oose from checkbox „If you would rather not hear from us, please tick the relevant box(es) below.“ «Email»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 style:data-style-name="N2" text:time-value="20:13:39.5363999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1:10:45.410522205</meta:creation-date>
    <dc:date>2018-12-13T20:32:54.379686420</dc:date>
    <meta:editing-duration>PT21M17S</meta:editing-duration>
    <meta:editing-cycles>4</meta:editing-cycles>
    <meta:generator>LibreOffice/6.0.3.2$Linux_X86_64 LibreOffice_project/00m0$Build-2</meta:generator>
    <meta:document-statistic meta:table-count="1" meta:cell-count="64" meta:object-count="0"/>
  </office:meta>
</office:document-meta>
</file>